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155ca" officeooo:paragraph-rsid="000155ca"/>
    </style:style>
    <style:style style:name="P2" style:family="paragraph" style:parent-style-name="Standard">
      <style:text-properties fo:language="de" fo:country="DE" officeooo:rsid="0003d07f" officeooo:paragraph-rsid="0003d07f"/>
    </style:style>
    <style:style style:name="P3" style:family="paragraph" style:parent-style-name="Standard">
      <style:text-properties fo:language="de" fo:country="DE" officeooo:rsid="0005795f" officeooo:paragraph-rsid="0005795f"/>
    </style:style>
    <style:style style:name="P4" style:family="paragraph" style:parent-style-name="Heading_20_2">
      <style:text-properties fo:language="de" fo:country="DE"/>
    </style:style>
    <style:style style:name="P5" style:family="paragraph" style:parent-style-name="Heading_20_1">
      <style:text-properties fo:language="de" fo:country="DE"/>
    </style:style>
    <style:style style:name="T1" style:family="text">
      <style:text-properties officeooo:rsid="000155ca"/>
    </style:style>
    <style:style style:name="T2" style:family="text">
      <style:text-properties officeooo:rsid="00025e30"/>
    </style:style>
    <style:style style:name="T3" style:family="text">
      <style:text-properties officeooo:rsid="0003d07f"/>
    </style:style>
    <style:style style:name="T4" style:family="text">
      <style:text-properties officeooo:rsid="0005795f"/>
    </style:style>
    <style:style style:name="T5" style:family="text">
      <style:text-properties officeooo:rsid="00068f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5" text:outline-level="1">Wissensfragen zu Kapitel 3</text:h>
      <text:p text:style-name="P1"/>
      <text:h text:style-name="P4" text:outline-level="2">1) Wenn nur eine Anweisung (Alternative, Sprungliste oder Schleife) vorhanden ist, kann man auf die Klammern Verzichten?</text:h>
      <text:p text:style-name="P1">Ja, <text:span text:style-name="T2">wenn dadurch der Programmablauf nicht verändert wird. Problem bei verschachtelten if-Abfragen, wenn else-Bedingung zu innerem „if“ ausgelassen wird. (Folie 23)</text:span></text:p>
      <text:h text:style-name="P4" text:outline-level="2">2) Welche Art von Klammern benutzen Schleifen?</text:h>
      <text:p text:style-name="P1">Runde Klammern für die Bedingung(en) und geschweifte für den Inhalt dahinter</text:p>
      <text:h text:style-name="P4" text:outline-level="2">3) Was bedeutet i+=1?</text:h>
      <text:p text:style-name="P1">i = i + 1</text:p>
      <text:h text:style-name="P4" text:outline-level="2">4) Wie anders kann man i++ schreiben?</text:h>
      <text:p text:style-name="P1">→ wie Frage 3: i+=1 // i=i+1; <text:span text:style-name="T3">im Schleifenkopf analog zu ++i</text:span></text:p>
      <text:h text:style-name="P4" text:outline-level="2">5) Welche Besonderheit hat eine ?-Operation?</text:h>
      <text:p text:style-name="P1">Ternärer Operator: <text:span text:style-name="T2">a?b:c → Wenn a wahr ist, dann führe b aus, sonst c. Dabei müssen b und c existieren und denselben Rückgabewert haben. Dieses Konstrukt kann auch (verschachtelt) hinter „return“ bei Funktionen stehen oder direkt im „cout“-Ausdruck.</text:span></text:p>
      <text:h text:style-name="P4" text:outline-level="2">6) Wann goto <text:s/>und wann nicht goto?</text:h>
      <text:p text:style-name="P1">Solange man den Überblick über seinen Code behält, ist es okay. <text:span text:style-name="T4">Weiterhin kann nur innerhalb einer Programmebene (Frage 7) mit „goto“ durch den Code gesprungen werden.</text:span></text:p>
      <text:h text:style-name="P4" text:outline-level="2">7) Was ist eine Programmebene?</text:h>
      <text:p text:style-name="P3">Programmebenen sind einzelne Funktionen/ Unterprogramme</text:p>
      <text:h text:style-name="P4" text:outline-level="2">8) Können break und continue in einer for-Schleife funktionieren?</text:h>
      <text:p text:style-name="P1">Ja. <text:span text:style-name="T3">Wenn sie jeweils mit if-Abfragen bedingt werden, können break und continue in derselben for-Schleife vorkommen.</text:span></text:p>
      <text:h text:style-name="P4" text:outline-level="2">9) Was ist eine Kaskade in Sprungleisten?</text:h>
      <text:p text:style-name="P2">Kaskade <text:span text:style-name="T5">bedeutet</text:span>, dass mehrere Fälle der Sprungleiste nacheinander ausgeführt werden. <text:span text:style-name="T1">Bei der switch-Struktur </text:span>ist dies der Fall. Ab dem Startpunkt werden alle weiteren Fälle (inkl. Default) ausgeführt, außer der<text:span text:style-name="T1"> „break“-Befehl </text:span>unterbricht den Fluss. In if-Sprungleisten wird immer nur ein Fall ausgeführt.</text:p>
      <text:h text:style-name="P4" text:outline-level="2"><text:soft-page-break/>10) Wann for-Schleifen und wann while-Schleifen?</text:h>
      <text:p text:style-name="P1">Wenn die Anzahl an Durchläufen bekannt ist, ist eine for-Schleife sinnvoll. Soll <text:span text:style-name="T4">der Code </text:span>durchlaufen werden, bis eine Bedingung erfüllt ist bei unbekannter Dauer, wird die while-Schleife genutzt (bei schlechter Implementierung ggf. unendliche Schleife)</text:p>
      <text:h text:style-name="P4" text:outline-level="2">11) Was ist der Unterschied zwischen der while- und der do-while-Schleife?</text:h>
      <text:p text:style-name="P1">Bei der while-Bedingung wird die zu erfüllende <text:span text:style-name="T5">Bedingung</text:span> am Anfang überprüft, bei do-while am Ende, sodass im Fall von do-While die Schleife auf jeden Fall einmal durchlaufen wird.</text:p>
      <text:h text:style-name="P4" text:outline-level="2">12) Werden else-Anweisungen immer bei if-Verzweigung benötigt?</text:h>
      <text:p text:style-name="P1">Nein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03T14:02:53.458000000</dc:date>
    <meta:editing-duration>PT30M56S</meta:editing-duration>
    <meta:editing-cycles>5</meta:editing-cycles>
    <meta:document-statistic meta:table-count="0" meta:image-count="0" meta:object-count="0" meta:page-count="2" meta:paragraph-count="25" meta:word-count="335" meta:character-count="2285" meta:non-whitespace-character-count="1973"/>
  </office:meta>
</office:document-meta>
</file>